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Heading_20_1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Шпаргалка по основным средствам защиты данных</text:h>
      <text:p text:style-name="P6"/>
      <text:p text:style-name="Standard">Используется пакет <text:span text:style-name="T1">OpenSSL </text:span><text:span text:style-name="T2">посредством </text:span>стандартной командной оболочки <text:span text:style-name="T1">Linux </text:span>или <text:span text:style-name="T1">Windows.</text:span></text:p>
      <text:p text:style-name="Standard">Под <text:span text:style-name="T1">Windows OpenSSL </text:span><text:span text:style-name="T2">проще всего получить в комплекте с </text:span><text:span text:style-name="T1">Git </text:span><text:a xlink:type="simple" xlink:href="https://git-scm.com/" text:style-name="Internet_20_link" text:visited-style-name="Visited_20_Internet_20_Link"><text:span text:style-name="T2">https://git-scm.com/</text:span></text:a></text:p>
      <text:p text:style-name="Standard"><text:span text:style-name="T2">Необходимо прописать путь к </text:span><text:span text:style-name="T1">Git/mingw32/bin </text:span><text:span text:style-name="T2">в переменную </text:span><text:span text:style-name="T1">PATH </text:span><text:span text:style-name="T2">системы.</text:span></text:p>
      <text:p text:style-name="P1"/>
      <text:p text:style-name="P2">Использование асимметричной криптосистемы <text:span text:style-name="T1">RSA</text:span></text:p>
      <text:p text:style-name="P1"/>
      <text:p text:style-name="Standard"><text:span text:style-name="T2">Генерация секретного ключа в файл </text:span><text:span text:style-name="T1">my.key </text:span><text:span text:style-name="T2">зашифрованного алгоритмом </text:span><text:span text:style-name="T1">des3:</text:span></text:p>
      <text:p text:style-name="Standard"><text:span text:style-name="Source_20_Text"><text:span text:style-name="T2">openssl genrsa -out my.key -</text:span></text:span><text:span text:style-name="Source_20_Text"><text:span text:style-name="T1">des3</text:span></text:span></text:p>
      <text:p text:style-name="Standard"><text:span text:style-name="Source_20_Text"><text:span text:style-name="T1"/></text:span></text:p>
      <text:p text:style-name="P1">Вычисление публичного ключа из секретного:</text:p>
      <text:p text:style-name="Standard"><text:span text:style-name="Source_20_Text"><text:span text:style-name="T2">openssl rsa -pubout </text:span></text:span><text:span text:style-name="Source_20_Text"><text:span text:style-name="T1">&lt; my.key &gt; key.pub</text:span></text:span></text:p>
      <text:p text:style-name="Standard"><text:span text:style-name="Source_20_Text"><text:span text:style-name="T2"/></text:span></text:p>
      <text:p text:style-name="Standard"><text:span text:style-name="T2">Шифрование короткого файла </text:span><text:span text:style-name="T1">message.txt </text:span><text:span text:style-name="T2">публичным ключом </text:span><text:span text:style-name="T1">key.pub </text:span><text:span text:style-name="T2">в файл </text:span><text:span text:style-name="T1">message.cpf </text:span><text:span text:style-name="T2">в кодировке </text:span><text:span text:style-name="T1">base64 </text:span><text:span text:style-name="T2">с помощью алгоритма </text:span><text:span text:style-name="T1">RSA:</text:span></text:p>
      <text:p text:style-name="Standard"><text:span text:style-name="Source_20_Text"><text:span text:style-name="T2">openssl rsautl -encrypt -inkey key.pub -pub</text:span></text:span><text:span text:style-name="Source_20_Text"><text:span text:style-name="T1">in</text:span></text:span><text:span text:style-name="Source_20_Text"><text:span text:style-name="T2"> </text:span></text:span><text:span text:style-name="Source_20_Text"><text:span text:style-name="T1">&lt; message.txt</text:span></text:span><text:span text:style-name="Source_20_Text"><text:span text:style-name="T2"> | </text:span></text:span><text:span text:style-name="Source_20_Text"><text:span text:style-name="T1">openssl </text:span></text:span><text:span text:style-name="Source_20_Text"><text:span text:style-name="T2">base64 &gt; message.cp</text:span></text:span><text:span text:style-name="Source_20_Text"><text:span text:style-name="T1">f</text:span></text:span></text:p>
      <text:p text:style-name="Standard"><text:span text:style-name="Source_20_Text"><text:span text:style-name="T1"/></text:span></text:p>
      <text:p text:style-name="Standard"><text:span text:style-name="T2">Расшифровка файла в кодировке </text:span><text:span text:style-name="T1">base64 </text:span><text:span text:style-name="T2">секретным ключом </text:span><text:span text:style-name="T1">my.key </text:span><text:span text:style-name="T2">в файл </text:span><text:span text:style-name="T1">message.txt</text:span></text:p>
      <text:p text:style-name="Standard"><text:span text:style-name="Source_20_Text"><text:span text:style-name="T1">openssl </text:span></text:span><text:span text:style-name="Source_20_Text"><text:span text:style-name="T2">base64 -d &lt; message.cp</text:span></text:span><text:span text:style-name="Source_20_Text"><text:span text:style-name="T1">f</text:span></text:span><text:span text:style-name="Source_20_Text"><text:span text:style-name="T2"> | openssl rsautl -decrypt -inkey my.key </text:span></text:span><text:span text:style-name="Source_20_Text"><text:span text:style-name="T1">&gt; message.txt</text:span></text:span></text:p>
      <text:p text:style-name="Standard"><text:span text:style-name="Source_20_Text"><text:span text:style-name="T2"/></text:span></text:p>
      <text:p text:style-name="Standard"><text:span text:style-name="T2">создание контрольной суммы файла </text:span><text:span text:style-name="T1">file.jpg </text:span><text:span text:style-name="T2">алгоритмом </text:span><text:span text:style-name="T1">SHA-256</text:span></text:p>
      <text:p text:style-name="Standard"><text:span text:style-name="Source_20_Text"><text:span text:style-name="T2">openssl dgst sha256 &lt; file.jpg &gt; </text:span></text:span><text:span text:style-name="Source_20_Text"><text:span text:style-name="T1">file.jpg.sum</text:span></text:span></text:p>
      <text:p text:style-name="Standard"><text:span text:style-name="Source_20_Text"><text:span text:style-name="T1"/></text:span></text:p>
      <text:p text:style-name="Standard"><text:span text:style-name="T2">Создание электронной подписи контрольной суммы документа </text:span><text:span text:style-name="T1">doc.sum </text:span><text:span text:style-name="T2">секретным ключом </text:span><text:span text:style-name="T1">my.key </text:span><text:span text:style-name="T2">в файл </text:span><text:span text:style-name="T1">doc.sgn </text:span><text:span text:style-name="T2">в кодировке </text:span><text:span text:style-name="T1">base64</text:span></text:p>
      <text:p text:style-name="P3"><text:span text:style-name="Source_20_Text">openssl rsautl -sign -inkey my.key &lt; doc.sum | openssl base64 &gt; doc.sgn</text:span></text:p>
      <text:p text:style-name="Standard"><text:span text:style-name="Source_20_Text"><text:span text:style-name="T2"/></text:span></text:p>
      <text:p text:style-name="Standard"><text:span text:style-name="T2">Восстановление контрольной суммы документа </text:span><text:span text:style-name="T1">doc.sum </text:span><text:span text:style-name="T2">из электронной подписи </text:span><text:span text:style-name="T1">doc.sgn </text:span><text:span text:style-name="T2">в кодировке </text:span><text:span text:style-name="T1">base64 </text:span><text:span text:style-name="T2">публичным ключом </text:span><text:span text:style-name="T1">key.pub</text:span></text:p>
      <text:p text:style-name="Standard"><text:span text:style-name="Source_20_Text"><text:span text:style-name="T1">openssl base64 -d &lt; doc.sgn | openssl rsautl -verify -inkey key.pub -pubin &gt; doc.sum</text:span></text:span></text:p>
      <text:p text:style-name="Standard"><text:span text:style-name="Source_20_Text"><text:span text:style-name="T2"/></text:span></text:p>
      <text:p text:style-name="P5"><text:span text:style-name="T2">использование симметричной криптосистемы </text:span><text:span text:style-name="T1">AES</text:span></text:p>
      <text:p text:style-name="P4"/>
      <text:p text:style-name="P1">Создание случайного сеансового ключа длиной 256 бит</text:p>
      <text:p text:style-name="P3">openssl rand 32<text:span text:style-name="T2"> </text:span>&gt; session.key</text:p>
      <text:p text:style-name="Standard"><text:span text:style-name="Source_20_Text"><text:span text:style-name="T2"/></text:span></text:p>
      <text:p text:style-name="Standard"><text:span text:style-name="T2">шифрование файла </text:span><text:span text:style-name="T1">file.jpg </text:span><text:span text:style-name="T2">симметричным алгоритмом </text:span><text:span text:style-name="T1"><text:s/>AES-256 </text:span><text:span text:style-name="T2">в режиме </text:span><text:span text:style-name="T1">CBC </text:span><text:span text:style-name="T2">с использованием файла </text:span><text:span text:style-name="T1">session.key </text:span><text:span text:style-name="T2">в качестве сеансового ключа с выходом в кодировке </text:span><text:span text:style-name="T1">base64 (</text:span><text:span text:style-name="T2">ключ -а) и выходным файлом </text:span><text:span text:style-name="T1">file.jpg.cpf.</text:span></text:p>
      <text:p text:style-name="Standard"><text:span text:style-name="Source_20_Text"><text:span text:style-name="T2">openssl aes-256-cbc -a -kfile session.key &lt; file.jpg &gt; file.jpg.cp</text:span></text:span><text:span text:style-name="Source_20_Text"><text:span text:style-name="T1">f</text:span></text:span></text:p>
      <text:p text:style-name="Standard"><text:span text:style-name="T2">Используйте шифрование посредством </text:span><text:span text:style-name="T1">RSA </text:span><text:span text:style-name="T2">для передачи сеансового ключа.</text:span></text:p>
      <text:p text:style-name="Standard"><text:span text:style-name="Source_20_Text"><text:span text:style-name="T2"/></text:span></text:p>
      <text:p text:style-name="Standard"><text:span text:style-name="T2">Расшифровка (ключ </text:span><text:span text:style-name="T1">-d)</text:span><text:span text:style-name="T2"> файла зашифрованного алгоритмом </text:span><text:span text:style-name="T1">AES256 </text:span><text:span text:style-name="T2">в режиме </text:span><text:span text:style-name="T1">CBC</text:span><text:span text:style-name="T2"> в кодировке </text:span><text:span text:style-name="T1">base64 (</text:span><text:span text:style-name="T2">ключ -</text:span><text:span text:style-name="T1">a) </text:span><text:span text:style-name="T2">с использованием файла </text:span><text:span text:style-name="T1">session.key </text:span><text:span text:style-name="T2">в качестве ключа. </text:span></text:p>
      <text:p text:style-name="Standard"><text:span text:style-name="Source_20_Text"><text:span text:style-name="T2">openssl aes-256-cbc -d -a -kfile session.key &lt; file.jpg.</text:span></text:span><text:span text:style-name="Source_20_Text"><text:span text:style-name="T1">cpt</text:span></text:span><text:span text:style-name="Source_20_Text"><text:span text:style-name="T2"> &gt; file.jp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7T17:54:04.949170214</meta:creation-date>
    <dc:date>2017-10-11T11:52:20.18</dc:date>
    <meta:editing-duration>PT5H54M3S</meta:editing-duration>
    <meta:editing-cycles>48</meta:editing-cycles>
    <meta:generator>OpenOffice/4.1.2$Win32 OpenOffice.org_project/412m3$Build-9782</meta:generator>
    <dc:creator>Anthrwpos Theou</dc:creator>
    <meta:document-statistic meta:table-count="0" meta:image-count="0" meta:object-count="0" meta:page-count="2" meta:paragraph-count="27" meta:word-count="284" meta:character-count="2089"/>
  </office:meta>
</office:document-meta>
</file>